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INA QUISPE, ELE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185127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CRE MONTALV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NINA QUISPE, ELE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85127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30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CARMEN VARGAS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7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17:06:4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